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5.12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0.961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0.23cm" fo:min-width="1.979cm"/>
    </style:style>
    <style:style style:name="gr6" style:family="graphic" style:parent-style-name="standard">
      <style:graphic-properties draw:stroke="none" svg:stroke-color="#000000" draw:fill="none" draw:fill-color="#ffffff" fo:min-height="1.186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5.088cm"/>
    </style:style>
    <style:style style:name="gr10" style:family="graphic" style:parent-style-name="standard">
      <style:graphic-properties draw:textarea-horizontal-align="justify" draw:textarea-vertical-align="middle" draw:auto-grow-height="false" fo:min-height="1.402cm" fo:min-width="1.215cm"/>
    </style:style>
    <style:style style:name="gr11" style:family="graphic" style:parent-style-name="standard">
      <style:graphic-properties draw:textarea-horizontal-align="justify" draw:textarea-vertical-align="middle" draw:auto-grow-height="false" fo:min-height="1.465cm" fo:min-width="1.343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4.326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945cm"/>
    </style:style>
    <style:style style:name="gr14" style:family="graphic" style:parent-style-name="standard">
      <style:graphic-properties draw:textarea-horizontal-align="justify" draw:textarea-vertical-align="middle" draw:auto-grow-height="false" fo:min-height="0.311cm" fo:min-width="2.459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4.83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62cm" svg:height="0.889cm" svg:x="14.97cm" svg:y="2.651cm">
          <text:p text:style-name="P1"><text:span text:style-name="T1">maxnumber =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921cm" svg:height="3.048cm" svg:x="11.668cm" svg:y="7.096cm">
          <text:p text:style-name="P1"><text:span text:style-name="T1">Is number </text:span></text:p>
          <text:p text:style-name="P1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4" draw:id="id14" draw:layer="layout" svg:width="3.556cm" svg:height="1.016cm" svg:x="16.113cm" svg:y="21.7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3.937cm" svg:height="0.762cm" svg:x="16.113cm" svg:y="1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159cm" svg:height="1.436cm" svg:x="10.398cm" svg:y="11.541cm">
          <draw:text-box>
            <text:p><text:span text:style-name="T1">TRUE</text:span></text:p>
            <text:p/>
          </draw:text-box>
        </draw:frame>
        <draw:frame draw:style-name="gr7" draw:text-style-name="P4" draw:layer="layout" svg:width="2.159cm" svg:height="0.762cm" svg:x="3.286cm" svg:y="16.367cm">
          <draw:text-box>
            <text:p><text:span text:style-name="T1">FALSE</text:span></text:p>
          </draw:text-box>
        </draw:frame>
        <draw:custom-shape draw:style-name="gr8" draw:text-style-name="P2" xml:id="id1" draw:id="id1" draw:layer="layout" svg:width="4.826cm" svg:height="1.27cm" svg:x="1.508cm" svg:y="1.25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5.588cm" svg:height="0.889cm" svg:x="14.97cm" svg:y="4.556cm">
          <text:p text:style-name="P1"><text:span text:style-name="T1">minnumber = num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429cm" svg:height="3.302cm" svg:x="7.096cm" svg:y="10.525cm">
          <text:p text:style-name="P1"><text:span text:style-name="T1">Is number </text:span></text:p>
          <text:p text:style-name="P1"><text:span text:style-name="T1">&gt; max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1" draw:id="id11" draw:layer="layout" svg:width="3.683cm" svg:height="3.429cm" svg:x="4.302cm" svg:y="15.732cm">
          <text:p text:style-name="P1"><text:span text:style-name="T1">Is number </text:span></text:p>
          <text:p text:style-name="P1"><text:span text:style-name="T1">&lt; min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0" draw:id="id10" draw:layer="layout" svg:width="4.826cm" svg:height="0.889cm" svg:x="10.652cm" svg:y="15.097cm">
          <text:p text:style-name="P1"><text:span text:style-name="T1">maxnumber =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2" draw:id="id12" draw:layer="layout" svg:width="4.445cm" svg:height="0.889cm" draw:transform="skewX (-0.00453785605518526) rotate (-0.00418879020478637) translate (3.921cm 21.936cm)">
          <text:p text:style-name="P1"><text:span text:style-name="T1">minnumber = numb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4.699cm" svg:height="0.889cm" svg:x="1cm" svg:y="10.017cm">
          <text:p text:style-name="P1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8" draw:id="id8" draw:layer="layout" svg:width="5.334cm" svg:height="0.889cm" svg:x="15.224cm" svg:y="12.811cm">
          <text:p text:style-name="P1"><text:span text:style-name="T1">min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7" draw:id="id7" draw:layer="layout" svg:width="5.334cm" svg:height="0.889cm" svg:x="15.224cm" svg:y="10.017cm">
          <text:p text:style-name="P1"><text:span text:style-name="T1">max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5" draw:layer="layout" svg:x1="6.334cm" svg:y1="1.889cm" svg:x2="10.907cm" svg:y2="1cm" draw:start-shape="id1" draw:start-glue-point="10" draw:end-shape="id2" draw:end-glue-point="5" svg:d="M6334 1889h953v-1391h3620v502" svg:viewBox="0 0 4574 1392">
          <text:p/>
        </draw:connector>
        <draw:connector draw:style-name="gr16" draw:text-style-name="P5" draw:layer="layout" svg:x1="17.589cm" svg:y1="1.762cm" svg:x2="17.78cm" svg:y2="2.651cm" draw:start-shape="id3" draw:start-glue-point="7" draw:end-shape="id4" draw:end-glue-point="0" svg:d="M17589 1762v445h191v444" svg:viewBox="0 0 192 890">
          <text:p/>
        </draw:connector>
        <draw:connector draw:style-name="gr16" draw:text-style-name="P5" draw:layer="layout" svg:x1="17.78cm" svg:y1="3.54cm" svg:x2="17.764cm" svg:y2="4.556cm" draw:start-shape="id4" draw:start-glue-point="2" draw:end-shape="id5" draw:end-glue-point="0" svg:d="M17780 3540v507h-16v509" svg:viewBox="0 0 17 1017">
          <text:p/>
        </draw:connector>
        <draw:connector draw:style-name="gr16" draw:text-style-name="P5" draw:layer="layout" svg:x1="17.764cm" svg:y1="5.445cm" svg:x2="13.129cm" svg:y2="7.096cm" draw:start-shape="id5" draw:start-glue-point="2" draw:end-shape="id6" draw:end-glue-point="4" svg:d="M17764 5445v825h-4635v826" svg:viewBox="0 0 4636 1652">
          <text:p/>
        </draw:connector>
        <draw:connector draw:style-name="gr16" draw:text-style-name="P5" draw:layer="layout" svg:x1="14.589cm" svg:y1="8.62cm" svg:x2="17.891cm" svg:y2="10.017cm" draw:start-shape="id6" draw:start-glue-point="7" draw:end-shape="id7" svg:d="M14589 8620h3302v1397" svg:viewBox="0 0 3303 1398">
          <text:p/>
        </draw:connector>
        <draw:connector draw:style-name="gr16" draw:text-style-name="P5" draw:layer="layout" svg:x1="17.892cm" svg:y1="10.906cm" svg:x2="17.892cm" svg:y2="12.811cm" draw:start-shape="id7" draw:start-glue-point="8" draw:end-shape="id8" draw:end-glue-point="5" svg:d="M17892 10906v1905" svg:viewBox="0 0 1 1906">
          <text:p/>
        </draw:connector>
        <draw:connector draw:style-name="gr16" draw:text-style-name="P5" draw:layer="layout" svg:x1="11.668cm" svg:y1="8.62cm" svg:x2="8.811cm" svg:y2="10.525cm" draw:start-shape="id6" draw:start-glue-point="5" draw:end-shape="id9" draw:end-glue-point="4" svg:d="M11668 8620h-2857v1905" svg:viewBox="0 0 2858 1906">
          <text:p/>
        </draw:connector>
        <draw:connector draw:style-name="gr16" draw:text-style-name="P5" draw:layer="layout" svg:x1="10.525cm" svg:y1="12.176cm" svg:x2="13.065cm" svg:y2="15.097cm" draw:start-shape="id9" draw:start-glue-point="7" draw:end-shape="id10" draw:end-glue-point="0" svg:d="M10525 12176h2540v2921" svg:viewBox="0 0 2541 2922">
          <text:p/>
        </draw:connector>
        <draw:connector draw:style-name="gr16" draw:text-style-name="P5" draw:layer="layout" svg:x1="7.096cm" svg:y1="12.176cm" svg:x2="6.143cm" svg:y2="15.732cm" draw:start-shape="id9" draw:start-glue-point="5" draw:end-shape="id11" draw:end-glue-point="4" svg:d="M7096 12176h-953v3556" svg:viewBox="0 0 954 3557">
          <text:p/>
        </draw:connector>
        <draw:connector draw:style-name="gr16" draw:text-style-name="P5" draw:layer="layout" svg:x1="13.065cm" svg:y1="15.986cm" svg:x2="7.985cm" svg:y2="17.447cm" draw:start-shape="id10" draw:start-glue-point="2" draw:end-shape="id11" draw:end-glue-point="7" svg:d="M13065 15986v1461h-5080" svg:viewBox="0 0 5081 1462">
          <text:p/>
        </draw:connector>
        <draw:connector draw:style-name="gr16" draw:text-style-name="P5" draw:layer="layout" svg:x1="6.143cm" svg:y1="19.161cm" svg:x2="6.143cm" svg:y2="21.945cm" draw:start-shape="id11" draw:start-glue-point="6" draw:end-shape="id12" draw:end-glue-point="0" svg:d="M6143 19161v2784" svg:viewBox="0 0 1 2785">
          <text:p/>
        </draw:connector>
        <draw:connector draw:style-name="gr16" draw:text-style-name="P5" draw:layer="layout" svg:x1="3.921cm" svg:y1="22.38cm" svg:x2="2.762cm" svg:y2="10.906cm" draw:start-shape="id12" draw:start-glue-point="3" draw:end-shape="id13" draw:end-glue-point="7" svg:d="M3921 22380h-1159v-11474" svg:viewBox="0 0 1160 11475">
          <text:p/>
        </draw:connector>
        <draw:connector draw:style-name="gr16" draw:text-style-name="P5" draw:layer="layout" svg:x1="4.302cm" svg:y1="17.447cm" svg:x2="3.35cm" svg:y2="10.906cm" draw:start-shape="id11" draw:start-glue-point="5" draw:end-shape="id13" draw:end-glue-point="8" svg:d="M4302 17447h-952v-6541" svg:viewBox="0 0 953 6542">
          <text:p/>
        </draw:connector>
        <draw:connector draw:style-name="gr16" draw:text-style-name="P5" draw:layer="layout" svg:x1="3.35cm" svg:y1="10.017cm" svg:x2="13.129cm" svg:y2="7.096cm" draw:start-shape="id13" draw:start-glue-point="5" draw:end-shape="id6" draw:end-glue-point="4" svg:d="M3350 10017v-3422h9779v501" svg:viewBox="0 0 9780 3423">
          <text:p/>
        </draw:connector>
        <draw:connector draw:style-name="gr16" draw:text-style-name="P5" draw:layer="layout" svg:x1="17.892cm" svg:y1="13.7cm" svg:x2="17.891cm" svg:y2="21.701cm" draw:start-shape="id8" draw:start-glue-point="8" draw:end-shape="id14" draw:end-glue-point="4" svg:d="M17892 13700v4001h-1v4000" svg:viewBox="0 0 2 8002">
          <text:p/>
        </draw:connector>
        <draw:frame draw:style-name="gr17" draw:text-style-name="P4" draw:layer="layout" svg:width="6.477cm" svg:height="2.147cm" svg:x="9.509cm" svg:y="23.745cm">
          <draw:text-box>
            <text:p><text:span text:style-name="T1">Shelby Jordan</text:span></text:p>
            <text:p><text:span text:style-name="T1">Project 13 Main Function Flowchart</text:span></text:p>
            <text:p><text:span text:style-name="T1"/></text:p>
          </draw:text-box>
        </draw:frame>
        <draw:frame draw:style-name="gr6" draw:text-style-name="P3" draw:layer="layout" svg:width="2.159cm" svg:height="1.436cm" svg:x="6.08cm" svg:y="19.884cm">
          <draw:text-box>
            <text:p><text:span text:style-name="T1">TRUE</text:span></text:p>
            <text:p/>
          </draw:text-box>
        </draw:frame>
        <draw:frame draw:style-name="gr6" draw:text-style-name="P3" draw:layer="layout" svg:width="2.159cm" svg:height="1.436cm" svg:x="14.844cm" svg:y="7.946cm">
          <draw:text-box>
            <text:p><text:span text:style-name="T1">TRUE</text:span></text:p>
            <text:p/>
          </draw:text-box>
        </draw:frame>
        <draw:frame draw:style-name="gr7" draw:text-style-name="P4" draw:layer="layout" svg:width="2.159cm" svg:height="0.762cm" svg:x="5.318cm" svg:y="11.541cm">
          <draw:text-box>
            <text:p><text:span text:style-name="T1">FALSE</text:span></text:p>
          </draw:text-box>
        </draw:frame>
        <draw:frame draw:style-name="gr7" draw:text-style-name="P4" draw:layer="layout" svg:width="2.159cm" svg:height="0.762cm" svg:x="9.89cm" svg:y="7.985cm">
          <draw:text-box>
            <text:p><text:span text:style-name="T1">FALSE</text:span></text:p>
          </draw:text-box>
        </draw:frame>
        <draw:custom-shape draw:style-name="gr15" draw:text-style-name="P2" xml:id="id2" draw:id="id2" draw:layer="layout" svg:width="5.334cm" svg:height="0.889cm" svg:x="8.239cm" svg:y="1cm">
          <text:p text:style-name="P1"><text:span text:style-name="T1">Instruction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5" draw:layer="layout" svg:x1="12.908cm" svg:y1="1.444cm" svg:x2="16.605cm" svg:y2="1.381cm" draw:start-shape="id2" draw:start-glue-point="9" draw:end-shape="id3" draw:end-glue-point="9" svg:d="M12908 1444v-946h3697v883" svg:viewBox="0 0 3698 9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58:02.003000000</dc:date>
    <meta:editing-duration>PT56M26S</meta:editing-duration>
    <meta:editing-cycles>12</meta:editing-cycles>
    <meta:generator>LibreOffice/4.4.2.2$Windows_x86 LibreOffice_project/c4c7d32d0d49397cad38d62472b0bc8acff48dd6</meta:generator>
    <meta:document-statistic meta:object-count="38"/>
  </office:meta>
</office:document-meta>
</file>